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9270833333333cm" style:use-optimal-column-width="true"/>
    </style:style>
    <style:style style:name="co4" style:family="table-column">
      <style:table-column-properties fo:break-before="auto" style:column-width="7.91104166666667cm" style:use-optimal-column-width="true"/>
    </style:style>
    <style:style style:name="co5" style:family="table-column">
      <style:table-column-properties fo:break-before="auto" style:column-width="5.21229166666667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5770833333333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35625cm"/>
    </style:style>
    <style:style style:name="co16" style:family="table-column">
      <style:table-column-properties fo:break-before="auto" style:column-width="4.78895833333333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10645833333333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596" table:content-validation-name="val4" table:style-name="ce36">
            <text:p>7596</text:p>
          </table:table-cell>
          <table:table-cell office:value-type="float" office:value="6756.0410000000229" table:content-validation-name="val3" table:style-name="ce37">
            <text:p>6756.04</text:p>
          </table:table-cell>
          <table:table-cell office:value-type="float" office:value="14606" table:content-validation-name="val4" table:style-name="ce39">
            <text:p>14606</text:p>
          </table:table-cell>
          <table:table-cell office:value-type="float" office:value="13329.499999999891" table:content-validation-name="val3" table:style-name="ce41">
            <text:p>13329.50</text:p>
          </table:table-cell>
          <table:table-cell office:value-type="float" office:value="9247" table:content-validation-name="val4" table:style-name="ce43">
            <text:p>9247</text:p>
          </table:table-cell>
          <table:table-cell office:value-type="float" office:value="8958.122999999985" table:content-validation-name="val3" table:style-name="ce45">
            <text:p>8958.12</text:p>
          </table:table-cell>
          <table:table-cell office:value-type="float" office:value="3703" table:content-validation-name="val4" table:style-name="ce48">
            <text:p>3703</text:p>
          </table:table-cell>
          <table:table-cell office:value-type="float" office:value="3624.1920000000023" table:content-validation-name="val3" table:style-name="ce50">
            <text:p>3624.19</text:p>
          </table:table-cell>
          <table:table-cell office:value-type="float" office:value="298" table:content-validation-name="val4" table:style-name="ce52">
            <text:p>298</text:p>
          </table:table-cell>
          <table:table-cell office:value-type="float" office:value="293.11500000000001" table:content-validation-name="val3" table:style-name="ce54">
            <text:p>293.12</text:p>
          </table:table-cell>
          <table:table-cell office:value-type="float" office:value="227" table:content-validation-name="val4" table:style-name="ce56">
            <text:p>227</text:p>
          </table:table-cell>
          <table:table-cell office:value-type="float" office:value="221.85900000000004" table:content-validation-name="val3" table:style-name="ce57">
            <text:p>221.86</text:p>
          </table:table-cell>
          <table:table-cell office:value-type="float" office:value="35677" table:content-validation-name="val2" table:style-name="ce59">
            <text:p>35,677</text:p>
          </table:table-cell>
          <table:table-cell office:value-type="float" office:value="33182.8299999999" table:content-validation-name="val2" table:style-name="ce60">
            <text:p>33,182.83</text:p>
          </table:table-cell>
          <table:table-cell office:value-type="float" office:value="3818" table:style-name="ce62">
            <text:p>3818</text:p>
          </table:table-cell>
          <table:table-cell office:value-type="float" office:value="3711.5740000000001" table:style-name="ce65">
            <text:p>3711.57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3818" table:style-name="ce104">
            <text:p>3,818</text:p>
          </table:table-cell>
          <table:table-cell office:value-type="float" office:value="3711.5740000000001" table:style-name="ce105">
            <text:p>3,711.57</text:p>
          </table:table-cell>
          <table:table-cell office:value-type="float" office:value="39495" table:content-validation-name="val2" table:style-name="ce106">
            <text:p>39,495</text:p>
          </table:table-cell>
          <table:table-cell office:value-type="float" office:value="36894.4039999999" table:content-validation-name="val2" table:style-name="ce107">
            <text:p>36,894.40</text:p>
          </table:table-cell>
          <table:table-cell office:value-type="currency" office:value="93356791.689999998" table:content-validation-name="val1" table:style-name="ce15">
            <text:p>£93,356,791.69</text:p>
          </table:table-cell>
          <table:table-cell office:value-type="currency" office:value="8865300.6699999906" table:content-validation-name="val1" table:style-name="ce15">
            <text:p>£8,865,300.67</text:p>
          </table:table-cell>
          <table:table-cell office:value-type="currency" office:value="490031.4" table:content-validation-name="val1" table:style-name="ce15">
            <text:p>£490,031.40</text:p>
          </table:table-cell>
          <table:table-cell office:value-type="currency" office:value="1814297.65" table:content-validation-name="val1" table:style-name="ce15">
            <text:p>£1,814,297.65</text:p>
          </table:table-cell>
          <table:table-cell office:value-type="currency" office:value="26479318.099999994" table:content-validation-name="val1" table:style-name="ce15">
            <text:p>£26,479,318.10</text:p>
          </table:table-cell>
          <table:table-cell office:value-type="currency" office:value="10474690.98" table:content-validation-name="val1" table:style-name="ce15">
            <text:p>£10,474,690.98</text:p>
          </table:table-cell>
          <table:table-cell office:value-type="currency" office:value="141480430.48999998" table:style-name="ce16">
            <text:p>£141,480,430.49</text:p>
          </table:table-cell>
          <table:table-cell office:value-type="currency" office:value="9401878.3699999992" table:content-validation-name="val1" table:style-name="ce17">
            <text:p>£9,401,878.37</text:p>
          </table:table-cell>
          <table:table-cell office:value-type="currency" office:value="3776067.2199999988" table:content-validation-name="val1" table:style-name="ce17">
            <text:p>£3,776,067.22</text:p>
          </table:table-cell>
          <table:table-cell office:value-type="currency" office:value="13177945.589999998" table:style-name="ce16">
            <text:p>£13,177,945.59</text:p>
          </table:table-cell>
          <table:table-cell office:value-type="currency" office:value="154658376.07999998" table:style-name="ce18">
            <text:p>£154,658,376.08</text:p>
          </table:table-cell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36" table:content-validation-name="val4" table:style-name="ce36">
            <text:p>336</text:p>
          </table:table-cell>
          <table:table-cell office:value-type="float" office:value="269.68" table:content-validation-name="val3" table:style-name="ce37">
            <text:p>269.68</text:p>
          </table:table-cell>
          <table:table-cell office:value-type="float" office:value="318" table:content-validation-name="val4" table:style-name="ce39">
            <text:p>318</text:p>
          </table:table-cell>
          <table:table-cell office:value-type="float" office:value="283.37" table:content-validation-name="val3" table:style-name="ce41">
            <text:p>283.37</text:p>
          </table:table-cell>
          <table:table-cell office:value-type="float" office:value="378" table:content-validation-name="val4" table:style-name="ce43">
            <text:p>378</text:p>
          </table:table-cell>
          <table:table-cell office:value-type="float" office:value="364.45" table:content-validation-name="val3" table:style-name="ce45">
            <text:p>364.45</text:p>
          </table:table-cell>
          <table:table-cell office:value-type="float" office:value="74" table:content-validation-name="val4" table:style-name="ce48">
            <text:p>74</text:p>
          </table:table-cell>
          <table:table-cell office:value-type="float" office:value="72.53" table:content-validation-name="val3" table:style-name="ce50">
            <text:p>72.53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24" table:content-validation-name="val2" table:style-name="ce59">
            <text:p>1,124</text:p>
          </table:table-cell>
          <table:table-cell office:value-type="float" office:value="1007.43" table:content-validation-name="val2" table:style-name="ce60">
            <text:p>1,007.43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4" table:style-name="ce91">
            <text:p>14</text:p>
          </table:table-cell>
          <table:table-cell office:value-type="float" office:value="13.97" table:style-name="ce93">
            <text:p>13.97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4" table:style-name="ce104">
            <text:p>14</text:p>
          </table:table-cell>
          <table:table-cell office:value-type="float" office:value="13.97" table:style-name="ce105">
            <text:p>13.97</text:p>
          </table:table-cell>
          <table:table-cell office:value-type="float" office:value="1138" table:content-validation-name="val2" table:style-name="ce106">
            <text:p>1,138</text:p>
          </table:table-cell>
          <table:table-cell office:value-type="float" office:value="1021.4" table:content-validation-name="val2" table:style-name="ce107">
            <text:p>1,021.40</text:p>
          </table:table-cell>
          <table:table-cell office:value-type="currency" office:value="2546489.66" table:content-validation-name="val1" table:style-name="ce15">
            <text:p>£2,546,489.66</text:p>
          </table:table-cell>
          <table:table-cell office:value-type="currency" office:value="14528.64" table:content-validation-name="val1" table:style-name="ce15">
            <text:p>£14,528.64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88239.71000000002" table:content-validation-name="val1" table:style-name="ce15">
            <text:p>£188,239.71</text:p>
          </table:table-cell>
          <table:table-cell office:value-type="currency" office:value="674661.55" table:style-name="ce15">
            <text:p>£674,661.55</text:p>
          </table:table-cell>
          <table:table-cell office:value-type="currency" office:value="269503.95999999996" table:content-validation-name="val1" table:style-name="ce15">
            <text:p>£269,503.96</text:p>
          </table:table-cell>
          <table:table-cell office:value-type="currency" office:value="3693423.5200000005" table:style-name="ce16">
            <text:p>£3,693,423.52</text:p>
          </table:table-cell>
          <table:table-cell office:value-type="currency" office:value="1137.2" table:content-validation-name="val1" table:style-name="ce17">
            <text:p>£1,137.20</text:p>
          </table:table-cell>
          <table:table-cell office:value-type="currency" office:value="274322.62" table:content-validation-name="val1" table:style-name="ce17">
            <text:p>£274,322.62</text:p>
          </table:table-cell>
          <table:table-cell office:value-type="currency" office:value="275459.82" table:style-name="ce16">
            <text:p>£275,459.82</text:p>
          </table:table-cell>
          <table:table-cell office:value-type="currency" office:value="3968883.3400000003" table:style-name="ce18">
            <text:p>£3,968,883.34</text:p>
          </table:table-cell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0" table:content-validation-name="val4" table:style-name="ce36">
            <text:p>180</text:p>
          </table:table-cell>
          <table:table-cell office:value-type="float" office:value="173.5" table:content-validation-name="val3" table:style-name="ce37">
            <text:p>173.50</text:p>
          </table:table-cell>
          <table:table-cell office:value-type="float" office:value="459" table:content-validation-name="val4" table:style-name="ce39">
            <text:p>459</text:p>
          </table:table-cell>
          <table:table-cell office:value-type="float" office:value="439.8" table:content-validation-name="val3" table:style-name="ce41">
            <text:p>439.80</text:p>
          </table:table-cell>
          <table:table-cell office:value-type="float" office:value="300" table:content-validation-name="val4" table:style-name="ce43">
            <text:p>300</text:p>
          </table:table-cell>
          <table:table-cell office:value-type="float" office:value="292.89999999999998" table:content-validation-name="val3" table:style-name="ce45">
            <text:p>292.90</text:p>
          </table:table-cell>
          <table:table-cell office:value-type="float" office:value="42" table:content-validation-name="val4" table:style-name="ce48">
            <text:p>42</text:p>
          </table:table-cell>
          <table:table-cell office:value-type="float" office:value="41.8" table:content-validation-name="val3" table:style-name="ce50">
            <text:p>41.8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996" table:content-validation-name="val2" table:style-name="ce59">
            <text:p>996</text:p>
          </table:table-cell>
          <table:table-cell office:value-type="float" office:value="962.59999999999991" table:content-validation-name="val2" table:style-name="ce60">
            <text:p>962.60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6">
            <text:p>2.0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3" table:style-name="ce104">
            <text:p>3</text:p>
          </table:table-cell>
          <table:table-cell office:value-type="float" office:value="3" table:style-name="ce105">
            <text:p>3.00</text:p>
          </table:table-cell>
          <table:table-cell office:value-type="float" office:value="999" table:content-validation-name="val2" table:style-name="ce106">
            <text:p>999</text:p>
          </table:table-cell>
          <table:table-cell office:value-type="float" office:value="965.59999999999991" table:content-validation-name="val2" table:style-name="ce107">
            <text:p>965.60</text:p>
          </table:table-cell>
          <table:table-cell office:value-type="currency" office:value="2978641" table:content-validation-name="val1" table:style-name="ce15">
            <text:p>£2,978,641.00</text:p>
          </table:table-cell>
          <table:table-cell office:value-type="currency" office:value="118473" table:content-validation-name="val1" table:style-name="ce15">
            <text:p>£118,473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8254" table:content-validation-name="val1" table:style-name="ce15">
            <text:p>£18,254.00</text:p>
          </table:table-cell>
          <table:table-cell office:value-type="currency" office:value="805742" table:content-validation-name="val1" table:style-name="ce15">
            <text:p>£805,742.00</text:p>
          </table:table-cell>
          <table:table-cell office:value-type="currency" office:value="339938" table:content-validation-name="val1" table:style-name="ce15">
            <text:p>£339,938.00</text:p>
          </table:table-cell>
          <table:table-cell office:value-type="currency" office:value="4261048" table:style-name="ce16">
            <text:p>£4,261,048.00</text:p>
          </table:table-cell>
          <table:table-cell office:value-type="currency" office:value="24511" table:content-validation-name="val1" table:style-name="ce17">
            <text:p>£24,511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4511" table:style-name="ce16">
            <text:p>£24,511.00</text:p>
          </table:table-cell>
          <table:table-cell office:value-type="currency" office:value="4285559" table:style-name="ce18">
            <text:p>£4,285,559.00</text:p>
          </table:table-cell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5" table:content-validation-name="val4" table:style-name="ce43">
            <text:p>35</text:p>
          </table:table-cell>
          <table:table-cell office:value-type="float" office:value="35" table:content-validation-name="val3" table:style-name="ce45">
            <text:p>35.00</text:p>
          </table:table-cell>
          <table:table-cell office:value-type="float" office:value="5" table:content-validation-name="val4" table:style-name="ce48">
            <text:p>5</text:p>
          </table:table-cell>
          <table:table-cell office:value-type="float" office:value="5" table:content-validation-name="val3" table:style-name="ce50">
            <text:p>5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7" table:content-validation-name="val2" table:style-name="ce59">
            <text:p>57</text:p>
          </table:table-cell>
          <table:table-cell office:value-type="float" office:value="56.199999999999996" table:content-validation-name="val2" table:style-name="ce60">
            <text:p>56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7" table:content-validation-name="val2" table:style-name="ce106">
            <text:p>57</text:p>
          </table:table-cell>
          <table:table-cell office:value-type="float" office:value="56.199999999999996" table:content-validation-name="val2" table:style-name="ce107">
            <text:p>56.20</text:p>
          </table:table-cell>
          <table:table-cell office:value-type="currency" office:value="183263.45" table:content-validation-name="val1" table:style-name="ce15">
            <text:p>£183,263.45</text:p>
          </table:table-cell>
          <table:table-cell office:value-type="currency" office:value="333.33" table:content-validation-name="val1" table:style-name="ce15">
            <text:p>£333.3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9742.85" table:content-validation-name="val1" table:style-name="ce15">
            <text:p>£49,742.85</text:p>
          </table:table-cell>
          <table:table-cell office:value-type="currency" office:value="19539.060000000001" table:content-validation-name="val1" table:style-name="ce15">
            <text:p>£19,539.06</text:p>
          </table:table-cell>
          <table:table-cell office:value-type="currency" office:value="252878.69" table:style-name="ce16">
            <text:p>£252,878.69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52878.69" table:style-name="ce18">
            <text:p>£252,878.69</text:p>
          </table:table-cell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1" table:content-validation-name="val4" table:style-name="ce36">
            <text:p>81</text:p>
          </table:table-cell>
          <table:table-cell office:value-type="float" office:value="74.790000000000006" table:content-validation-name="val3" table:style-name="ce37">
            <text:p>74.79</text:p>
          </table:table-cell>
          <table:table-cell office:value-type="float" office:value="91" table:content-validation-name="val4" table:style-name="ce39">
            <text:p>91</text:p>
          </table:table-cell>
          <table:table-cell office:value-type="float" office:value="89.9" table:content-validation-name="val3" table:style-name="ce41">
            <text:p>89.90</text:p>
          </table:table-cell>
          <table:table-cell office:value-type="float" office:value="73" table:content-validation-name="val4" table:style-name="ce43">
            <text:p>73</text:p>
          </table:table-cell>
          <table:table-cell office:value-type="float" office:value="71.83" table:content-validation-name="val3" table:style-name="ce45">
            <text:p>71.83</text:p>
          </table:table-cell>
          <table:table-cell office:value-type="float" office:value="14" table:content-validation-name="val4" table:style-name="ce48">
            <text:p>14</text:p>
          </table:table-cell>
          <table:table-cell office:value-type="float" office:value="13.6" table:content-validation-name="val3" table:style-name="ce50">
            <text:p>13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4" table:content-validation-name="val3" table:style-name="ce54">
            <text:p>4.00</text:p>
          </table:table-cell>
          <table:table-cell office:value-type="float" office:value="4" table:content-validation-name="val4" table:style-name="ce56">
            <text:p>4</text:p>
          </table:table-cell>
          <table:table-cell office:value-type="float" office:value="0.76" table:content-validation-name="val3" table:style-name="ce57">
            <text:p>0.76</text:p>
          </table:table-cell>
          <table:table-cell office:value-type="float" office:value="267" table:content-validation-name="val2" table:style-name="ce59">
            <text:p>267</text:p>
          </table:table-cell>
          <table:table-cell office:value-type="float" office:value="254.87999999999997" table:content-validation-name="val2" table:style-name="ce60">
            <text:p>254.88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5" table:style-name="ce86">
            <text:p>5</text:p>
          </table:table-cell>
          <table:table-cell office:value-type="float" office:value="4.4000000000000004" table:style-name="ce111">
            <text:p>4.4</text:p>
          </table:table-cell>
          <table:table-cell office:value-type="float" office:value="5" table:style-name="ce104">
            <text:p>5</text:p>
          </table:table-cell>
          <table:table-cell office:value-type="float" office:value="4.4000000000000004" table:style-name="ce105">
            <text:p>4.40</text:p>
          </table:table-cell>
          <table:table-cell office:value-type="float" office:value="272" table:content-validation-name="val2" table:style-name="ce106">
            <text:p>272</text:p>
          </table:table-cell>
          <table:table-cell office:value-type="float" office:value="259.27999999999997" table:content-validation-name="val2" table:style-name="ce107">
            <text:p>259.28</text:p>
          </table:table-cell>
          <table:table-cell office:value-type="currency" office:value="780015.56" table:content-validation-name="val1" table:style-name="ce15">
            <text:p>£780,015.56</text:p>
          </table:table-cell>
          <table:table-cell office:value-type="currency" office:value="18871.52" table:content-validation-name="val1" table:style-name="ce15">
            <text:p>£18,871.52</text:p>
          </table:table-cell>
          <table:table-cell office:value-type="currency" office:value="2500" table:content-validation-name="val1" table:style-name="ce15">
            <text:p>£2,500.00</text:p>
          </table:table-cell>
          <table:table-cell office:value-type="currency" office:value="18452.54" table:content-validation-name="val1" table:style-name="ce15">
            <text:p>£18,452.54</text:p>
          </table:table-cell>
          <table:table-cell office:value-type="currency" office:value="190965.86" table:content-validation-name="val1" table:style-name="ce15">
            <text:p>£190,965.86</text:p>
          </table:table-cell>
          <table:table-cell office:value-type="currency" office:value="85921.42" table:content-validation-name="val1" table:style-name="ce15">
            <text:p>£85,921.42</text:p>
          </table:table-cell>
          <table:table-cell office:value-type="currency" office:value="1096726.9000000001" table:style-name="ce16">
            <text:p>£1,096,726.9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76807" table:content-validation-name="val1" table:style-name="ce17">
            <text:p>£76,807.00</text:p>
          </table:table-cell>
          <table:table-cell office:value-type="currency" office:value="76807" table:style-name="ce16">
            <text:p>£76,807.00</text:p>
          </table:table-cell>
          <table:table-cell office:value-type="currency" office:value="1173533.9000000001" table:style-name="ce18">
            <text:p>£1,173,533.90</text:p>
          </table:table-cell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October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content-validation-name="val4" table:style-name="ce35">
            <text:p>6</text:p>
          </table:table-cell>
          <table:table-cell office:value-type="float" office:value="6" table:content-validation-name="val3" table:style-name="ce38">
            <text:p>6.00</text:p>
          </table:table-cell>
          <table:table-cell office:value-type="float" office:value="9" table:content-validation-name="val4" table:style-name="ce40">
            <text:p>9</text:p>
          </table:table-cell>
          <table:table-cell office:value-type="float" office:value="7.8" table:content-validation-name="val3" table:style-name="ce42">
            <text:p>7.80</text:p>
          </table:table-cell>
          <table:table-cell office:value-type="float" office:value="90" table:content-validation-name="val4" table:style-name="ce44">
            <text:p>90</text:p>
          </table:table-cell>
          <table:table-cell office:value-type="float" office:value="88.58" table:content-validation-name="val3" table:style-name="ce46">
            <text:p>88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16" table:content-validation-name="val2" table:style-name="ce59">
            <text:p>116</text:p>
          </table:table-cell>
          <table:table-cell office:value-type="float" office:value="113.17999999999999" table:content-validation-name="val2" table:style-name="ce60">
            <text:p>113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16" table:content-validation-name="val2" table:style-name="ce106">
            <text:p>116</text:p>
          </table:table-cell>
          <table:table-cell office:value-type="float" office:value="113.17999999999999" table:content-validation-name="val2" table:style-name="ce107">
            <text:p>113.18</text:p>
          </table:table-cell>
          <table:table-cell office:value-type="currency" office:value="318317.90999999997" table:content-validation-name="val1" table:style-name="ce15">
            <text:p>£318,317.91</text:p>
          </table:table-cell>
          <table:table-cell office:value-type="currency" office:value="8132.01" table:content-validation-name="val1" table:style-name="ce15">
            <text:p>£8,132.01</text:p>
          </table:table-cell>
          <table:table-cell office:value-type="currency" office:value="3625" table:content-validation-name="val1" table:style-name="ce15">
            <text:p>£3,625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2698.270000000062" table:content-validation-name="val1" table:style-name="ce15">
            <text:p>£82,698.27</text:p>
          </table:table-cell>
          <table:table-cell office:value-type="currency" office:value="34404.499999999993" table:content-validation-name="val1" table:style-name="ce15">
            <text:p>£34,404.50</text:p>
          </table:table-cell>
          <table:table-cell office:value-type="currency" office:value="447177.69000000006" table:style-name="ce16">
            <text:p>£447,177.69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47177.69000000006" table:style-name="ce18">
            <text:p>£447,177.69</text:p>
          </table:table-cell>
          <table:table-cell table:number-columns-repeated="16342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Jones Eileen</dc:creator>
    <meta:creation-date>2012-07-18T14:50:11Z</meta:creation-date>
    <dc:date>2021-11-23T08:00:06Z</dc:date>
  </office:meta>
</office:document-meta>
</file>